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4.36cm"/>
    </style:style>
    <style:style style:name="co16" style:family="table-column">
      <style:table-column-properties fo:break-before="auto" style:column-width="2.835cm"/>
    </style:style>
    <style:style style:name="co17" style:family="table-column">
      <style:table-column-properties fo:break-before="auto" style:column-width="3.362cm"/>
    </style:style>
    <style:style style:name="co18" style:family="table-column">
      <style:table-column-properties fo:break-before="auto" style:column-width="4.083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7.269cm"/>
    </style:style>
    <style:style style:name="co21" style:family="table-column">
      <style:table-column-properties fo:break-before="auto" style:column-width="2.39cm"/>
    </style:style>
    <style:style style:name="co22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office:value-type="string">
            <text:p>P_CLEAR_MANAGER</text:p>
          </table:table-cell>
          <table:table-cell office:value-type="string">
            <text:p>P_CLEAR_ACC</text:p>
          </table:table-cell>
          <table:table-cell office:value-type="string">
            <text:p>P_ACC_STATE</text:p>
          </table:table-cell>
          <table:table-cell office:value-type="string">
            <text:p>P_ACC_STATE_CODE</text:p>
          </table:table-cell>
          <table:table-cell office:value-type="string">
            <text:p>P_FROM_ACC_STATE</text:p>
          </table:table-cell>
          <table:table-cell/>
          <table:table-cell office:value-type="string">
            <text:p>DDL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/>
          <table:table-cell table:formula="of:=IF([.A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,&quot;&amp;[.$N$1]&amp;&quot;=&gt;'&quot;&amp;[.N2]&amp;&quot;',&quot;&amp;[.$O$1]&amp;&quot;=&gt;'&quot;&amp;[.O2]&amp;&quot;',&quot;&amp;[.$P$1]&amp;&quot;=&gt;'&quot;&amp;[.P2]&amp;&quot;');&quot;;&quot;&quot;)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);</text:p>
          </table:table-cell>
        </table:table-row>
        <table:table-row table:style-name="ro2">
          <table:table-cell office:value-type="string">
            <text:p>Cofnij</text:p>
          </table:table-cell>
          <table:table-cell office:value-type="string">
            <text:p>Cofnięcie artyku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/>
          <table:table-cell table:formula="of:=IF([.A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,&quot;&amp;[.$N$1]&amp;&quot;=&gt;'&quot;&amp;[.N3]&amp;&quot;',&quot;&amp;[.$O$1]&amp;&quot;=&gt;'&quot;&amp;[.O3]&amp;&quot;',&quot;&amp;[.$P$1]&amp;&quot;=&gt;'&quot;&amp;[.P3]&amp;&quot;');&quot;;&quot;&quot;)" office:value-type="string" office:string-value="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);">
            <text:p>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);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/>
          <table:table-cell table:formula="of:=IF([.A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,&quot;&amp;[.$N$1]&amp;&quot;=&gt;'&quot;&amp;[.N4]&amp;&quot;',&quot;&amp;[.$O$1]&amp;&quot;=&gt;'&quot;&amp;[.O4]&amp;&quot;',&quot;&amp;[.$P$1]&amp;&quot;=&gt;'&quot;&amp;[.P4]&amp;&quot;');&quot;;&quot;&quot;)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);</text:p>
          </table:table-cell>
        </table:table-row>
        <table:table-row table:style-name="ro2"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/>
          <table:table-cell table:formula="of:=IF([.A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,&quot;&amp;[.$N$1]&amp;&quot;=&gt;'&quot;&amp;[.N5]&amp;&quot;',&quot;&amp;[.$O$1]&amp;&quot;=&gt;'&quot;&amp;[.O5]&amp;&quot;',&quot;&amp;[.$P$1]&amp;&quot;=&gt;'&quot;&amp;[.P5]&amp;&quot;');&quot;;&quot;&quot;)" office:value-type="string" office:string-value="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);">
            <text:p>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);</text:p>
          </table:table-cell>
        </table:table-row>
        <table:table-row table:style-name="ro2">
          <table:table-cell office:value-type="string">
            <text:p>Przekaż do zarządzającego</text:p>
          </table:table-cell>
          <table:table-cell office:value-type="string">
            <text:p>Przekazanie do zarządzającego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PM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/>
          <table:table-cell table:formula="of:=IF([.A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,&quot;&amp;[.$N$1]&amp;&quot;=&gt;'&quot;&amp;[.N6]&amp;&quot;',&quot;&amp;[.$O$1]&amp;&quot;=&gt;'&quot;&amp;[.O6]&amp;&quot;',&quot;&amp;[.$P$1]&amp;&quot;=&gt;'&quot;&amp;[.P6]&amp;&quot;');&quot;;&quot;&quot;)" office:value-type="string" office:string-value="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);">
            <text:p>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);</text:p>
          </table:table-cell>
        </table:table-row>
        <table:table-row table:style-name="ro2">
          <table:table-cell office:value-type="string">
            <text:p>Cofnij</text:p>
          </table:table-cell>
          <table:table-cell office:value-type="string">
            <text:p>Cofnięcie przez zarządzaja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RE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/>
          <table:table-cell table:formula="of:=IF([.A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,&quot;&amp;[.$N$1]&amp;&quot;=&gt;'&quot;&amp;[.N7]&amp;&quot;',&quot;&amp;[.$O$1]&amp;&quot;=&gt;'&quot;&amp;[.O7]&amp;&quot;',&quot;&amp;[.$P$1]&amp;&quot;=&gt;'&quot;&amp;[.P7]&amp;&quot;');&quot;;&quot;&quot;)" office:value-type="string" office:string-value="exec ROUTING_UTIL.insert_rule(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,P_ACC_STATE=&gt;'',P_ACC_STATE_CODE=&gt;'',P_FROM_ACC_STATE=&gt;'');">
            <text:p>exec ROUTING_UTIL.insert_rule(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,P_ACC_STATE=&gt;'',P_ACC_STATE_CODE=&gt;'',P_FROM_ACC_STATE=&gt;'');</text:p>
          </table:table-cell>
        </table:table-row>
        <table:table-row table:style-name="ro2">
          <table:table-cell office:value-type="string">
            <text:p>Przyjmij</text:p>
          </table:table-cell>
          <table:table-cell office:value-type="string">
            <text:p>Przyjęcie przez zarządzają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MN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/>
          <table:table-cell table:formula="of:=IF([.A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,&quot;&amp;[.$N$1]&amp;&quot;=&gt;'&quot;&amp;[.N8]&amp;&quot;',&quot;&amp;[.$O$1]&amp;&quot;=&gt;'&quot;&amp;[.O8]&amp;&quot;',&quot;&amp;[.$P$1]&amp;&quot;=&gt;'&quot;&amp;[.P8]&amp;&quot;');&quot;;&quot;&quot;)" office:value-type="string" office:string-value="exec ROUTING_UTIL.insert_rule(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,P_ACC_STATE=&gt;'',P_ACC_STATE_CODE=&gt;'',P_FROM_ACC_STATE=&gt;'');">
            <text:p>exec ROUTING_UTIL.insert_rule(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,P_ACC_STATE=&gt;'',P_ACC_STATE_CODE=&gt;'',P_FROM_ACC_STATE=&gt;'');</text:p>
          </table:table-cell>
        </table:table-row>
        <table:table-row table:style-name="ro2">
          <table:table-cell table:number-columns-repeated="2" office:value-type="string">
            <text:p>Przekaż do recenzji</text:p>
          </table:table-cell>
          <table:table-cell office:value-type="string">
            <text:p>ARTICLE_MANAGER</text:p>
          </table:table-cell>
          <table:table-cell office:value-type="string">
            <text:p>MNG</text:p>
          </table:table-cell>
          <table:table-cell office:value-type="string">
            <text:p>PACC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6"/>
          <table:table-cell/>
          <table:table-cell table:formula="of:=IF([.A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,&quot;&amp;[.$N$1]&amp;&quot;=&gt;'&quot;&amp;[.N9]&amp;&quot;',&quot;&amp;[.$O$1]&amp;&quot;=&gt;'&quot;&amp;[.O9]&amp;&quot;',&quot;&amp;[.$P$1]&amp;&quot;=&gt;'&quot;&amp;[.P9]&amp;&quot;');&quot;;&quot;&quot;)" office:value-type="string" office:string-value="exec ROUTING_UTIL.insert_rule(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,P_ACC_STATE=&gt;'',P_ACC_STATE_CODE=&gt;'',P_FROM_ACC_STATE=&gt;'');">
            <text:p>exec ROUTING_UTIL.insert_rule(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,P_ACC_STATE=&gt;'',P_ACC_STATE_CODE=&gt;'',P_FROM_ACC_STATE=&gt;'');</text:p>
          </table:table-cell>
        </table:table-row>
        <table:table-row table:style-name="ro2">
          <table:table-cell table:number-columns-repeated="2" office:value-type="string">
            <text:p>Akceptuj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ACC</text:p>
          </table:table-cell>
          <table:table-cell/>
          <table:table-cell/>
          <table:table-cell table:formula="of:=IF([.A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,&quot;&amp;[.$N$1]&amp;&quot;=&gt;'&quot;&amp;[.N10]&amp;&quot;',&quot;&amp;[.$O$1]&amp;&quot;=&gt;'&quot;&amp;[.O10]&amp;&quot;',&quot;&amp;[.$P$1]&amp;&quot;=&gt;'&quot;&amp;[.P10]&amp;&quot;');&quot;;&quot;&quot;)" office:value-type="string" office:string-value="exec ROUTING_UTIL.insert_rule(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);">
            <text:p>exec ROUTING_UTIL.insert_rule(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);</text:p>
          </table:table-cell>
        </table:table-row>
        <table:table-row table:style-name="ro2">
          <table:table-cell table:number-columns-repeated="2" office:value-type="string">
            <text:p>Do poprawy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WARN_ACC</text:p>
          </table:table-cell>
          <table:table-cell/>
          <table:table-cell/>
          <table:table-cell table:formula="of:=IF([.A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,&quot;&amp;[.$N$1]&amp;&quot;=&gt;'&quot;&amp;[.N11]&amp;&quot;',&quot;&amp;[.$O$1]&amp;&quot;=&gt;'&quot;&amp;[.O11]&amp;&quot;',&quot;&amp;[.$P$1]&amp;&quot;=&gt;'&quot;&amp;[.P11]&amp;&quot;');&quot;;&quot;&quot;)" office:value-type="string" office:string-value="exec ROUTING_UTIL.insert_rule(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);">
            <text:p>exec ROUTING_UTIL.insert_rule(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);</text:p>
          </table:table-cell>
        </table:table-row>
        <table:table-row table:style-name="ro2">
          <table:table-cell table:number-columns-repeated="2" office:value-type="string">
            <text:p>Odrzuć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ERR</text:p>
          </table:table-cell>
          <table:table-cell/>
          <table:table-cell/>
          <table:table-cell table:formula="of:=IF([.A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,&quot;&amp;[.$N$1]&amp;&quot;=&gt;'&quot;&amp;[.N12]&amp;&quot;',&quot;&amp;[.$O$1]&amp;&quot;=&gt;'&quot;&amp;[.O12]&amp;&quot;',&quot;&amp;[.$P$1]&amp;&quot;=&gt;'&quot;&amp;[.P12]&amp;&quot;');&quot;;&quot;&quot;)" office:value-type="string" office:string-value="exec ROUTING_UTIL.insert_rule(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);">
            <text:p>exec ROUTING_UTIL.insert_rule(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);</text:p>
          </table:table-cell>
        </table:table-row>
        <table:table-row table:style-name="ro1">
          <table:table-cell table:number-columns-repeated="16"/>
          <table:table-cell/>
          <table:table-cell table:formula="of:=IF([.A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,&quot;&amp;[.$N$1]&amp;&quot;=&gt;'&quot;&amp;[.N13]&amp;&quot;',&quot;&amp;[.$O$1]&amp;&quot;=&gt;'&quot;&amp;[.O13]&amp;&quot;',&quot;&amp;[.$P$1]&amp;&quot;=&gt;'&quot;&amp;[.P13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,&quot;&amp;[.$N$1]&amp;&quot;=&gt;'&quot;&amp;[.N14]&amp;&quot;',&quot;&amp;[.$O$1]&amp;&quot;=&gt;'&quot;&amp;[.O14]&amp;&quot;',&quot;&amp;[.$P$1]&amp;&quot;=&gt;'&quot;&amp;[.P14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,&quot;&amp;[.$N$1]&amp;&quot;=&gt;'&quot;&amp;[.N15]&amp;&quot;',&quot;&amp;[.$O$1]&amp;&quot;=&gt;'&quot;&amp;[.O15]&amp;&quot;',&quot;&amp;[.$P$1]&amp;&quot;=&gt;'&quot;&amp;[.P15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,&quot;&amp;[.$N$1]&amp;&quot;=&gt;'&quot;&amp;[.N16]&amp;&quot;',&quot;&amp;[.$O$1]&amp;&quot;=&gt;'&quot;&amp;[.O16]&amp;&quot;',&quot;&amp;[.$P$1]&amp;&quot;=&gt;'&quot;&amp;[.P1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,&quot;&amp;[.$N$1]&amp;&quot;=&gt;'&quot;&amp;[.N17]&amp;&quot;',&quot;&amp;[.$O$1]&amp;&quot;=&gt;'&quot;&amp;[.O17]&amp;&quot;',&quot;&amp;[.$P$1]&amp;&quot;=&gt;'&quot;&amp;[.P17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,&quot;&amp;[.$N$1]&amp;&quot;=&gt;'&quot;&amp;[.N18]&amp;&quot;',&quot;&amp;[.$O$1]&amp;&quot;=&gt;'&quot;&amp;[.O18]&amp;&quot;',&quot;&amp;[.$P$1]&amp;&quot;=&gt;'&quot;&amp;[.P18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,&quot;&amp;[.$N$1]&amp;&quot;=&gt;'&quot;&amp;[.N19]&amp;&quot;',&quot;&amp;[.$O$1]&amp;&quot;=&gt;'&quot;&amp;[.O19]&amp;&quot;',&quot;&amp;[.$P$1]&amp;&quot;=&gt;'&quot;&amp;[.P19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,&quot;&amp;[.$N$1]&amp;&quot;=&gt;'&quot;&amp;[.N20]&amp;&quot;',&quot;&amp;[.$O$1]&amp;&quot;=&gt;'&quot;&amp;[.O20]&amp;&quot;',&quot;&amp;[.$P$1]&amp;&quot;=&gt;'&quot;&amp;[.P20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,&quot;&amp;[.$N$1]&amp;&quot;=&gt;'&quot;&amp;[.N21]&amp;&quot;',&quot;&amp;[.$O$1]&amp;&quot;=&gt;'&quot;&amp;[.O21]&amp;&quot;',&quot;&amp;[.$P$1]&amp;&quot;=&gt;'&quot;&amp;[.P21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,&quot;&amp;[.$N$1]&amp;&quot;=&gt;'&quot;&amp;[.N22]&amp;&quot;',&quot;&amp;[.$O$1]&amp;&quot;=&gt;'&quot;&amp;[.O22]&amp;&quot;',&quot;&amp;[.$P$1]&amp;&quot;=&gt;'&quot;&amp;[.P22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,&quot;&amp;[.$N$1]&amp;&quot;=&gt;'&quot;&amp;[.N23]&amp;&quot;',&quot;&amp;[.$O$1]&amp;&quot;=&gt;'&quot;&amp;[.O23]&amp;&quot;',&quot;&amp;[.$P$1]&amp;&quot;=&gt;'&quot;&amp;[.P23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4]&lt;&gt;&quot;&quot;;&quot;exec ROUTING_UTIL.insert_rule(&quot;&amp;[.$A$1]&amp;&quot;=&gt;'&quot;&amp;[.A24]&amp;&quot;',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,&quot;&amp;[.$L$1]&amp;&quot;=&gt;'&quot;&amp;[.L24]&amp;&quot;',&quot;&amp;[.$M$1]&amp;&quot;=&gt;'&quot;&amp;[.M24]&amp;&quot;',&quot;&amp;[.$N$1]&amp;&quot;=&gt;'&quot;&amp;[.N24]&amp;&quot;',&quot;&amp;[.$O$1]&amp;&quot;=&gt;'&quot;&amp;[.O24]&amp;&quot;',&quot;&amp;[.$P$1]&amp;&quot;=&gt;'&quot;&amp;[.P24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,&quot;&amp;[.$N$1]&amp;&quot;=&gt;'&quot;&amp;[.N25]&amp;&quot;',&quot;&amp;[.$O$1]&amp;&quot;=&gt;'&quot;&amp;[.O25]&amp;&quot;',&quot;&amp;[.$P$1]&amp;&quot;=&gt;'&quot;&amp;[.P25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,&quot;&amp;[.$N$1]&amp;&quot;=&gt;'&quot;&amp;[.N26]&amp;&quot;',&quot;&amp;[.$O$1]&amp;&quot;=&gt;'&quot;&amp;[.O26]&amp;&quot;',&quot;&amp;[.$P$1]&amp;&quot;=&gt;'&quot;&amp;[.P2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,&quot;&amp;[.$N$1]&amp;&quot;=&gt;'&quot;&amp;[.N27]&amp;&quot;',&quot;&amp;[.$O$1]&amp;&quot;=&gt;'&quot;&amp;[.O27]&amp;&quot;',&quot;&amp;[.$P$1]&amp;&quot;=&gt;'&quot;&amp;[.P27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,&quot;&amp;[.$N$1]&amp;&quot;=&gt;'&quot;&amp;[.N28]&amp;&quot;',&quot;&amp;[.$O$1]&amp;&quot;=&gt;'&quot;&amp;[.O28]&amp;&quot;',&quot;&amp;[.$P$1]&amp;&quot;=&gt;'&quot;&amp;[.P28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,&quot;&amp;[.$N$1]&amp;&quot;=&gt;'&quot;&amp;[.N29]&amp;&quot;',&quot;&amp;[.$O$1]&amp;&quot;=&gt;'&quot;&amp;[.O29]&amp;&quot;',&quot;&amp;[.$P$1]&amp;&quot;=&gt;'&quot;&amp;[.P29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,&quot;&amp;[.$N$1]&amp;&quot;=&gt;'&quot;&amp;[.N30]&amp;&quot;',&quot;&amp;[.$O$1]&amp;&quot;=&gt;'&quot;&amp;[.O30]&amp;&quot;',&quot;&amp;[.$P$1]&amp;&quot;=&gt;'&quot;&amp;[.P30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,&quot;&amp;[.$N$1]&amp;&quot;=&gt;'&quot;&amp;[.N31]&amp;&quot;',&quot;&amp;[.$O$1]&amp;&quot;=&gt;'&quot;&amp;[.O31]&amp;&quot;',&quot;&amp;[.$P$1]&amp;&quot;=&gt;'&quot;&amp;[.P31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,&quot;&amp;[.$N$1]&amp;&quot;=&gt;'&quot;&amp;[.N32]&amp;&quot;',&quot;&amp;[.$O$1]&amp;&quot;=&gt;'&quot;&amp;[.O32]&amp;&quot;',&quot;&amp;[.$P$1]&amp;&quot;=&gt;'&quot;&amp;[.P32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,&quot;&amp;[.$N$1]&amp;&quot;=&gt;'&quot;&amp;[.N33]&amp;&quot;',&quot;&amp;[.$O$1]&amp;&quot;=&gt;'&quot;&amp;[.O33]&amp;&quot;',&quot;&amp;[.$P$1]&amp;&quot;=&gt;'&quot;&amp;[.P33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,&quot;&amp;[.$N$1]&amp;&quot;=&gt;'&quot;&amp;[.N34]&amp;&quot;',&quot;&amp;[.$O$1]&amp;&quot;=&gt;'&quot;&amp;[.O34]&amp;&quot;',&quot;&amp;[.$P$1]&amp;&quot;=&gt;'&quot;&amp;[.P34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,&quot;&amp;[.$N$1]&amp;&quot;=&gt;'&quot;&amp;[.N35]&amp;&quot;',&quot;&amp;[.$O$1]&amp;&quot;=&gt;'&quot;&amp;[.O35]&amp;&quot;',&quot;&amp;[.$P$1]&amp;&quot;=&gt;'&quot;&amp;[.P35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,&quot;&amp;[.$N$1]&amp;&quot;=&gt;'&quot;&amp;[.N36]&amp;&quot;',&quot;&amp;[.$O$1]&amp;&quot;=&gt;'&quot;&amp;[.O36]&amp;&quot;',&quot;&amp;[.$P$1]&amp;&quot;=&gt;'&quot;&amp;[.P3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,&quot;&amp;[.$N$1]&amp;&quot;=&gt;'&quot;&amp;[.N37]&amp;&quot;',&quot;&amp;[.$O$1]&amp;&quot;=&gt;'&quot;&amp;[.O37]&amp;&quot;',&quot;&amp;[.$P$1]&amp;&quot;=&gt;'&quot;&amp;[.P37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,&quot;&amp;[.$N$1]&amp;&quot;=&gt;'&quot;&amp;[.N38]&amp;&quot;',&quot;&amp;[.$O$1]&amp;&quot;=&gt;'&quot;&amp;[.O38]&amp;&quot;',&quot;&amp;[.$P$1]&amp;&quot;=&gt;'&quot;&amp;[.P38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,&quot;&amp;[.$N$1]&amp;&quot;=&gt;'&quot;&amp;[.N39]&amp;&quot;',&quot;&amp;[.$O$1]&amp;&quot;=&gt;'&quot;&amp;[.O39]&amp;&quot;',&quot;&amp;[.$P$1]&amp;&quot;=&gt;'&quot;&amp;[.P39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,&quot;&amp;[.$N$1]&amp;&quot;=&gt;'&quot;&amp;[.N40]&amp;&quot;',&quot;&amp;[.$O$1]&amp;&quot;=&gt;'&quot;&amp;[.O40]&amp;&quot;',&quot;&amp;[.$P$1]&amp;&quot;=&gt;'&quot;&amp;[.P40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,&quot;&amp;[.$N$1]&amp;&quot;=&gt;'&quot;&amp;[.N41]&amp;&quot;',&quot;&amp;[.$O$1]&amp;&quot;=&gt;'&quot;&amp;[.O41]&amp;&quot;',&quot;&amp;[.$P$1]&amp;&quot;=&gt;'&quot;&amp;[.P41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,&quot;&amp;[.$N$1]&amp;&quot;=&gt;'&quot;&amp;[.N42]&amp;&quot;',&quot;&amp;[.$O$1]&amp;&quot;=&gt;'&quot;&amp;[.O42]&amp;&quot;',&quot;&amp;[.$P$1]&amp;&quot;=&gt;'&quot;&amp;[.P42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,&quot;&amp;[.$N$1]&amp;&quot;=&gt;'&quot;&amp;[.N43]&amp;&quot;',&quot;&amp;[.$O$1]&amp;&quot;=&gt;'&quot;&amp;[.O43]&amp;&quot;',&quot;&amp;[.$P$1]&amp;&quot;=&gt;'&quot;&amp;[.P43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,&quot;&amp;[.$N$1]&amp;&quot;=&gt;'&quot;&amp;[.N44]&amp;&quot;',&quot;&amp;[.$O$1]&amp;&quot;=&gt;'&quot;&amp;[.O44]&amp;&quot;',&quot;&amp;[.$P$1]&amp;&quot;=&gt;'&quot;&amp;[.P44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,&quot;&amp;[.$N$1]&amp;&quot;=&gt;'&quot;&amp;[.N45]&amp;&quot;',&quot;&amp;[.$O$1]&amp;&quot;=&gt;'&quot;&amp;[.O45]&amp;&quot;',&quot;&amp;[.$P$1]&amp;&quot;=&gt;'&quot;&amp;[.P45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,&quot;&amp;[.$N$1]&amp;&quot;=&gt;'&quot;&amp;[.N46]&amp;&quot;',&quot;&amp;[.$O$1]&amp;&quot;=&gt;'&quot;&amp;[.O46]&amp;&quot;',&quot;&amp;[.$P$1]&amp;&quot;=&gt;'&quot;&amp;[.P4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,&quot;&amp;[.$N$1]&amp;&quot;=&gt;'&quot;&amp;[.N47]&amp;&quot;',&quot;&amp;[.$O$1]&amp;&quot;=&gt;'&quot;&amp;[.O47]&amp;&quot;',&quot;&amp;[.$P$1]&amp;&quot;=&gt;'&quot;&amp;[.P47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,&quot;&amp;[.$N$1]&amp;&quot;=&gt;'&quot;&amp;[.N48]&amp;&quot;',&quot;&amp;[.$O$1]&amp;&quot;=&gt;'&quot;&amp;[.O48]&amp;&quot;',&quot;&amp;[.$P$1]&amp;&quot;=&gt;'&quot;&amp;[.P48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,&quot;&amp;[.$N$1]&amp;&quot;=&gt;'&quot;&amp;[.N49]&amp;&quot;',&quot;&amp;[.$O$1]&amp;&quot;=&gt;'&quot;&amp;[.O49]&amp;&quot;',&quot;&amp;[.$P$1]&amp;&quot;=&gt;'&quot;&amp;[.P49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,&quot;&amp;[.$N$1]&amp;&quot;=&gt;'&quot;&amp;[.N50]&amp;&quot;',&quot;&amp;[.$O$1]&amp;&quot;=&gt;'&quot;&amp;[.O50]&amp;&quot;',&quot;&amp;[.$P$1]&amp;&quot;=&gt;'&quot;&amp;[.P50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,&quot;&amp;[.$N$1]&amp;&quot;=&gt;'&quot;&amp;[.N51]&amp;&quot;',&quot;&amp;[.$O$1]&amp;&quot;=&gt;'&quot;&amp;[.O51]&amp;&quot;',&quot;&amp;[.$P$1]&amp;&quot;=&gt;'&quot;&amp;[.P51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,&quot;&amp;[.$N$1]&amp;&quot;=&gt;'&quot;&amp;[.N52]&amp;&quot;',&quot;&amp;[.$O$1]&amp;&quot;=&gt;'&quot;&amp;[.O52]&amp;&quot;',&quot;&amp;[.$P$1]&amp;&quot;=&gt;'&quot;&amp;[.P52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,&quot;&amp;[.$N$1]&amp;&quot;=&gt;'&quot;&amp;[.N53]&amp;&quot;',&quot;&amp;[.$O$1]&amp;&quot;=&gt;'&quot;&amp;[.O53]&amp;&quot;',&quot;&amp;[.$P$1]&amp;&quot;=&gt;'&quot;&amp;[.P53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,&quot;&amp;[.$N$1]&amp;&quot;=&gt;'&quot;&amp;[.N54]&amp;&quot;',&quot;&amp;[.$O$1]&amp;&quot;=&gt;'&quot;&amp;[.O54]&amp;&quot;',&quot;&amp;[.$P$1]&amp;&quot;=&gt;'&quot;&amp;[.P54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,&quot;&amp;[.$N$1]&amp;&quot;=&gt;'&quot;&amp;[.N55]&amp;&quot;',&quot;&amp;[.$O$1]&amp;&quot;=&gt;'&quot;&amp;[.O55]&amp;&quot;',&quot;&amp;[.$P$1]&amp;&quot;=&gt;'&quot;&amp;[.P55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,&quot;&amp;[.$N$1]&amp;&quot;=&gt;'&quot;&amp;[.N56]&amp;&quot;',&quot;&amp;[.$O$1]&amp;&quot;=&gt;'&quot;&amp;[.O56]&amp;&quot;',&quot;&amp;[.$P$1]&amp;&quot;=&gt;'&quot;&amp;[.P5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,&quot;&amp;[.$N$1]&amp;&quot;=&gt;'&quot;&amp;[.N57]&amp;&quot;',&quot;&amp;[.$O$1]&amp;&quot;=&gt;'&quot;&amp;[.O57]&amp;&quot;',&quot;&amp;[.$P$1]&amp;&quot;=&gt;'&quot;&amp;[.P57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,&quot;&amp;[.$N$1]&amp;&quot;=&gt;'&quot;&amp;[.N58]&amp;&quot;',&quot;&amp;[.$O$1]&amp;&quot;=&gt;'&quot;&amp;[.O58]&amp;&quot;',&quot;&amp;[.$P$1]&amp;&quot;=&gt;'&quot;&amp;[.P58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,&quot;&amp;[.$N$1]&amp;&quot;=&gt;'&quot;&amp;[.N59]&amp;&quot;',&quot;&amp;[.$O$1]&amp;&quot;=&gt;'&quot;&amp;[.O59]&amp;&quot;',&quot;&amp;[.$P$1]&amp;&quot;=&gt;'&quot;&amp;[.P59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,&quot;&amp;[.$N$1]&amp;&quot;=&gt;'&quot;&amp;[.N60]&amp;&quot;',&quot;&amp;[.$O$1]&amp;&quot;=&gt;'&quot;&amp;[.O60]&amp;&quot;',&quot;&amp;[.$P$1]&amp;&quot;=&gt;'&quot;&amp;[.P60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,&quot;&amp;[.$N$1]&amp;&quot;=&gt;'&quot;&amp;[.N61]&amp;&quot;',&quot;&amp;[.$O$1]&amp;&quot;=&gt;'&quot;&amp;[.O61]&amp;&quot;',&quot;&amp;[.$P$1]&amp;&quot;=&gt;'&quot;&amp;[.P61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,&quot;&amp;[.$N$1]&amp;&quot;=&gt;'&quot;&amp;[.N62]&amp;&quot;',&quot;&amp;[.$O$1]&amp;&quot;=&gt;'&quot;&amp;[.O62]&amp;&quot;',&quot;&amp;[.$P$1]&amp;&quot;=&gt;'&quot;&amp;[.P62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,&quot;&amp;[.$N$1]&amp;&quot;=&gt;'&quot;&amp;[.N63]&amp;&quot;',&quot;&amp;[.$O$1]&amp;&quot;=&gt;'&quot;&amp;[.O63]&amp;&quot;',&quot;&amp;[.$P$1]&amp;&quot;=&gt;'&quot;&amp;[.P63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,&quot;&amp;[.$N$1]&amp;&quot;=&gt;'&quot;&amp;[.N64]&amp;&quot;',&quot;&amp;[.$O$1]&amp;&quot;=&gt;'&quot;&amp;[.O64]&amp;&quot;',&quot;&amp;[.$P$1]&amp;&quot;=&gt;'&quot;&amp;[.P64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,&quot;&amp;[.$N$1]&amp;&quot;=&gt;'&quot;&amp;[.N65]&amp;&quot;',&quot;&amp;[.$O$1]&amp;&quot;=&gt;'&quot;&amp;[.O65]&amp;&quot;',&quot;&amp;[.$P$1]&amp;&quot;=&gt;'&quot;&amp;[.P65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,&quot;&amp;[.$N$1]&amp;&quot;=&gt;'&quot;&amp;[.N66]&amp;&quot;',&quot;&amp;[.$O$1]&amp;&quot;=&gt;'&quot;&amp;[.O66]&amp;&quot;',&quot;&amp;[.$P$1]&amp;&quot;=&gt;'&quot;&amp;[.P66]&amp;&quot;');&quot;;&quot;&quot;)">
            <text:p/>
          </table:table-cell>
        </table:table-row>
        <table:table-row table:style-name="ro1">
          <table:table-cell table:number-columns-repeated="16"/>
          <table:table-cell/>
          <table:table-cell table:formula="of:=IF([.A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,&quot;&amp;[.$N$1]&amp;&quot;=&gt;'&quot;&amp;[.N67]&amp;&quot;',&quot;&amp;[.$O$1]&amp;&quot;=&gt;'&quot;&amp;[.O67]&amp;&quot;',&quot;&amp;[.$P$1]&amp;&quot;=&gt;'&quot;&amp;[.P6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);&quot;;&quot;&quot;)">
            <text:p/>
          </table:table-cell>
        </table:table-row>
      </table:table>
      <table:table table:name="Arkusz2" table:style-name="ta4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MNG</text:p>
          </table:table-cell>
          <table:table-cell office:value-type="string">
            <text:p>Przekazany do zarządzającego</text:p>
          </table:table-cell>
          <table:table-cell table:number-columns-repeated="7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zarządzającego',null,null,null,null,null,null,null);">
            <text:p>insert into DICTIONARIES(DICT_ID, DICTIONARY_NAME,CODE,DESCRIPTION,ATTRIBUTE1,ATTRIBUTE2,ATTRIBUTE3,ATTRIBUTE4,NUM_ATTR1,NUM_ATTR2,PARENT_CODE) values (DICTIONARY_SEQ.nextval, 'ARTICLE_STATUS','PMNG','Przekazany do zarządzającego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MNG</text:p>
          </table:table-cell>
          <table:table-cell office:value-type="string">
            <text:p>Przyjęty</text:p>
          </table:table-cell>
          <table:table-cell table:number-columns-repeated="7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MNG','Przyjęty',null,null,null,null,null,null,null);">
            <text:p>insert into DICTIONARIES(DICT_ID, DICTIONARY_NAME,CODE,DESCRIPTION,ATTRIBUTE1,ATTRIBUTE2,ATTRIBUTE3,ATTRIBUTE4,NUM_ATTR1,NUM_ATTR2,PARENT_CODE) values (DICTIONARY_SEQ.nextval, 'ARTICLE_STATUS','MNG','Przyj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ACC</text:p>
          </table:table-cell>
          <table:table-cell office:value-type="string">
            <text:p>Przekazany do recenzji</text:p>
          </table:table-cell>
          <table:table-cell table:number-columns-repeated="2"/>
          <table:table-cell office:value-type="string">
            <text:p>ADD_ACC_VER</text:p>
          </table:table-cell>
          <table:table-cell table:number-columns-repeated="4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ACC</text:p>
          </table:table-cell>
          <table:table-cell office:value-type="string">
            <text:p>Zaakceptowany</text:p>
          </table:table-cell>
          <table:table-cell table:number-columns-repeated="7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OT_ACC</text:p>
          </table:table-cell>
          <table:table-cell office:value-type="string">
            <text:p>Niezaakceptowany</text:p>
          </table:table-cell>
          <table:table-cell table:number-columns-repeated="7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WARN_ACC</text:p>
          </table:table-cell>
          <table:table-cell office:value-type="string">
            <text:p>Zaakceptowany z poprawkami</text:p>
          </table:table-cell>
          <table:table-cell table:number-columns-repeated="7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TO_PRINT</text:p>
          </table:table-cell>
          <table:table-cell office:value-type="string">
            <text:p>Gotowy do wydruku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RINTED</text:p>
          </table:table-cell>
          <table:table-cell office:value-type="string">
            <text:p>Wydrukowany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_IMPR</text:p>
          </table:table-cell>
          <table:table-cell office:value-type="string">
            <text:p>Cofnięty do popraw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ACC</text:p>
          </table:table-cell>
          <table:table-cell office:value-type="string">
            <text:p>Zaakceptowane</text:p>
          </table:table-cell>
          <table:table-cell table:number-columns-repeated="7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ACC','Zaakceptowane',null,null,null,null,null,null,null);">
            <text:p>insert into DICTIONARIES(DICT_ID, DICTIONARY_NAME,CODE,DESCRIPTION,ATTRIBUTE1,ATTRIBUTE2,ATTRIBUTE3,ATTRIBUTE4,NUM_ATTR1,NUM_ATTR2,PARENT_CODE) values (DICTIONARY_SEQ.nextval, 'ACCEPTOR_STATUSES','ACC','Zaakceptowane',null,null,null,null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WARN_ACC</text:p>
          </table:table-cell>
          <table:table-cell office:value-type="string">
            <text:p>Po uwzględnieniu poprawek</text:p>
          </table:table-cell>
          <table:table-cell table:number-columns-repeated="7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WARN_ACC','Po uwzględnieniu poprawek',null,null,null,null,null,null,null);">
            <text:p>insert into DICTIONARIES(DICT_ID, DICTIONARY_NAME,CODE,DESCRIPTION,ATTRIBUTE1,ATTRIBUTE2,ATTRIBUTE3,ATTRIBUTE4,NUM_ATTR1,NUM_ATTR2,PARENT_CODE) values (DICTIONARY_SEQ.nextval, 'ACCEPTOR_STATUSES','WARN_ACC','Po uwzględnieniu poprawek',null,null,null,null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ERR</text:p>
          </table:table-cell>
          <table:table-cell office:value-type="string">
            <text:p>Niezaakceptowane</text:p>
          </table:table-cell>
          <table:table-cell table:number-columns-repeated="7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ERR','Niezaakceptowane',null,null,null,null,null,null,null);">
            <text:p>insert into DICTIONARIES(DICT_ID, DICTIONARY_NAME,CODE,DESCRIPTION,ATTRIBUTE1,ATTRIBUTE2,ATTRIBUTE3,ATTRIBUTE4,NUM_ATTR1,NUM_ATTR2,PARENT_CODE) values (DICTIONARY_SEQ.nextval, 'ACCEPTOR_STATUSES','ERR','Niezaakceptowane',null,null,null,null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9.02.2016</text:date>, <text:time>21:32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21:32:16.30</dc:date>
    <meta:editing-duration>PT6H3M23S</meta:editing-duration>
    <meta:editing-cycles>20</meta:editing-cycles>
    <meta:generator>OpenOffice/4.1.2$Win32 OpenOffice.org_project/412m3$Build-9782</meta:generator>
    <meta:document-statistic meta:table-count="3" meta:cell-count="2164" meta:object-count="0"/>
  </office:meta>
</office:document-meta>
</file>